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manifest="urn:oasis:names:tc:opendocument:xmlns:manifest:1.0" office:version="1.2">
  <office:automatic-styles/>
  <office:body>
    <office:text>
      <text:h text:outline-level="1">Bash Syntax Basics</text:h>
      <text:p>Script Start: Every Bash script starts with a shebang line:
#!/bin/bash
This tells the system to use Bash to interpret the script.</text:p>
      <text:h text:outline-level="1">Variables in Bash</text:h>
      <text:p>Declaring Variables:
name="Alice"
age=25
(Note: No spaces around '=')</text:p>
      <text:p>Using Variables:
echo "Name is $name"</text:p>
      <text:h text:outline-level="1">Control Constructs</text:h>
      <text:p>if Statement:
if [ $age -ge 18 ]; then
    echo "Adult"
else
    echo "Minor"
fi</text:p>
      <text:p>for Loop:
for i in 1 2 3; do
    echo "Number: $i"
done</text:p>
      <text:p>while Loop:
count=1
while [ $count -le 3 ]; do
    echo "Count is $count"
    count=$((count + 1))
done</text:p>
      <text:h text:outline-level="1">Command-Line Arguments</text:h>
      <text:p>$0 - Name of the script</text:p>
      <text:p>$1 - First argument</text:p>
      <text:p>$# - Number of arguments</text:p>
      <text:p>$@ - All arguments as separate words</text:p>
      <text:p>Example:
#!/bin/bash
echo "Script Name: $0"
echo "First Argument: $1"
echo "Total Arguments: $#"</text:p>
      <text:h text:outline-level="1">Startup, Login, Logout Scripts</text:h>
      <text:p>Startup Scripts:
System-wide: /etc/profile, /etc/bash.bashrc
User-specific: ~/.bash_profile, ~/.bashrc</text:p>
      <text:p>Login shell reads ~/.bash_profile
Non-login shell reads ~/.bashrc</text:p>
      <text:p>Logout Scripts:
~/.bash_logout (executed when login shell exits)</text:p>
      <text:h text:outline-level="1">System Scripts</text:h>
      <text:p>System scripts manage services and boot processes.</text:p>
      <text:p>Locations: /etc/init.d/, /etc/systemd/, /lib/systemd/</text:p>
      <text:p>Examples: Scripts to manage users, disk usage, backups, etc.</text:p>
      <text:h text:outline-level="1">Summary Check</text:h>
      <text:p>Bash syntax - ✅</text:p>
      <text:p>Variables - ✅</text:p>
      <text:p>Control constructs - ✅</text:p>
      <text:p>Command-line arguments - ✅</text:p>
      <text:p>Startup/login/logout scripts - ✅</text:p>
      <text:p>System scripts - ✅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 office:version="1.2">
  <office:meta>
    <meta:generator>ODFPY/1.4.1</meta:generator>
  </office:meta>
</office:document-meta>
</file>